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7046e" officeooo:paragraph-rsid="0007046e"/>
    </style:style>
    <style:style style:name="P2" style:family="paragraph" style:parent-style-name="Standard">
      <style:text-properties fo:font-size="10.5pt" officeooo:rsid="0007046e" officeooo:paragraph-rsid="0007046e" style:font-size-asian="10.5pt" style:font-size-complex="10.5pt"/>
    </style:style>
    <style:style style:name="P3" style:family="paragraph" style:parent-style-name="Standard">
      <style:text-properties fo:font-size="10.5pt" officeooo:rsid="00117559" officeooo:paragraph-rsid="00122bdb" style:font-size-asian="10.5pt" style:font-size-complex="10.5pt"/>
    </style:style>
    <style:style style:name="P4" style:family="paragraph" style:parent-style-name="Standard">
      <style:text-properties fo:font-size="10.5pt" officeooo:rsid="0012f3d3" officeooo:paragraph-rsid="0012f3d3" style:font-size-asian="10.5pt" style:font-size-complex="10.5pt"/>
    </style:style>
    <style:style style:name="P5" style:family="paragraph" style:parent-style-name="Standard">
      <style:text-properties fo:font-size="10.5pt" officeooo:rsid="0014ff9b" officeooo:paragraph-rsid="0014ff9b" style:font-size-asian="10.5pt" style:font-size-complex="10.5pt"/>
    </style:style>
    <style:style style:name="P6" style:family="paragraph" style:parent-style-name="Standard">
      <style:text-properties fo:font-size="10.5pt" officeooo:rsid="0016e0c8" officeooo:paragraph-rsid="0016e0c8" style:font-size-asian="10.5pt" style:font-size-complex="10.5pt"/>
    </style:style>
    <style:style style:name="P7" style:family="paragraph" style:parent-style-name="Standard">
      <style:text-properties fo:font-size="10.5pt" officeooo:rsid="0019f80d" officeooo:paragraph-rsid="0019f80d" style:font-size-asian="10.5pt" style:font-size-complex="10.5pt"/>
    </style:style>
    <style:style style:name="P8" style:family="paragraph" style:parent-style-name="Standard">
      <style:text-properties fo:font-size="10.5pt" officeooo:rsid="001dceac" officeooo:paragraph-rsid="001dceac" style:font-size-asian="10.5pt" style:font-size-complex="10.5pt"/>
    </style:style>
    <style:style style:name="P9" style:family="paragraph" style:parent-style-name="Standard">
      <style:text-properties fo:font-size="10.5pt" officeooo:rsid="0027278f" officeooo:paragraph-rsid="0027278f" style:font-size-asian="10.5pt" style:font-size-complex="10.5pt"/>
    </style:style>
    <style:style style:name="P10" style:family="paragraph" style:parent-style-name="Standard">
      <style:text-properties fo:font-size="10.5pt" officeooo:rsid="002aba51" officeooo:paragraph-rsid="002aba51" style:font-size-asian="10.5pt" style:font-size-complex="10.5pt"/>
    </style:style>
    <style:style style:name="P11" style:family="paragraph" style:parent-style-name="Standard">
      <style:text-properties fo:font-size="10.5pt" officeooo:rsid="002c86e4" officeooo:paragraph-rsid="002c86e4" style:font-size-asian="10.5pt" style:font-size-complex="10.5pt"/>
    </style:style>
    <style:style style:name="P12" style:family="paragraph" style:parent-style-name="Standard">
      <style:text-properties fo:font-size="10.5pt" officeooo:rsid="002f8564" officeooo:paragraph-rsid="002f8564" style:font-size-asian="10.5pt" style:font-size-complex="10.5pt"/>
    </style:style>
    <style:style style:name="P13" style:family="paragraph" style:parent-style-name="Standard">
      <style:text-properties fo:font-size="10.5pt" officeooo:rsid="0030d0c3" officeooo:paragraph-rsid="0030d0c3" fo:background-color="#ffff00" style:font-size-asian="10.5pt" style:font-size-complex="10.5pt"/>
    </style:style>
    <style:style style:name="P14" style:family="paragraph" style:parent-style-name="Standard">
      <style:text-properties fo:font-size="10.5pt" officeooo:rsid="0034db97" officeooo:paragraph-rsid="0034db97" fo:background-color="#81d41a" style:font-size-asian="10.5pt" style:font-size-complex="10.5pt"/>
    </style:style>
    <style:style style:name="P15" style:family="paragraph" style:parent-style-name="Standard">
      <style:text-properties officeooo:rsid="002f0bec" officeooo:paragraph-rsid="002f0bec"/>
    </style:style>
    <style:style style:name="P16" style:family="paragraph" style:parent-style-name="Standard">
      <style:text-properties officeooo:rsid="002f8564" officeooo:paragraph-rsid="002f8564"/>
    </style:style>
    <style:style style:name="P17" style:family="paragraph" style:parent-style-name="Standard">
      <style:text-properties officeooo:rsid="00385689" officeooo:paragraph-rsid="00385689"/>
    </style:style>
    <style:style style:name="P18" style:family="paragraph" style:parent-style-name="Standard">
      <style:text-properties officeooo:rsid="003ac019" officeooo:paragraph-rsid="003ac019"/>
    </style:style>
    <style:style style:name="P19" style:family="paragraph" style:parent-style-name="Standard">
      <style:text-properties officeooo:rsid="003c195c"/>
    </style:style>
    <style:style style:name="T1" style:family="text">
      <style:text-properties officeooo:rsid="000b49d0"/>
    </style:style>
    <style:style style:name="T2" style:family="text">
      <style:text-properties officeooo:rsid="000c06b0"/>
    </style:style>
    <style:style style:name="T3" style:family="text">
      <style:text-properties officeooo:rsid="001476c1"/>
    </style:style>
    <style:style style:name="T4" style:family="text">
      <style:text-properties officeooo:rsid="0014ff9b"/>
    </style:style>
    <style:style style:name="T5" style:family="text">
      <style:text-properties officeooo:rsid="001a84b7"/>
    </style:style>
    <style:style style:name="T6" style:family="text">
      <style:text-properties officeooo:rsid="001bfe3c"/>
    </style:style>
    <style:style style:name="T7" style:family="text">
      <style:text-properties officeooo:rsid="00238979"/>
    </style:style>
    <style:style style:name="T8" style:family="text">
      <style:text-properties officeooo:rsid="002900b1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476c1" fo:background-color="#ffff00" loext:char-shading-value="0"/>
    </style:style>
    <style:style style:name="T11" style:family="text">
      <style:text-properties officeooo:rsid="0014ff9b"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f8564" fo:background-color="#ffff00" loext:char-shading-value="0"/>
    </style:style>
    <style:style style:name="T14" style:family="text">
      <style:text-properties officeooo:rsid="0033fad2" fo:background-color="#ffff00" loext:char-shading-value="0"/>
    </style:style>
    <style:style style:name="T15" style:family="text">
      <style:text-properties officeooo:rsid="0033fad2" fo:background-color="#ffff00" loext:char-shading-value="0"/>
    </style:style>
    <style:style style:name="T16" style:family="text">
      <style:text-properties officeooo:rsid="00342558" fo:background-color="#ffff00" loext:char-shading-value="0"/>
    </style:style>
    <style:style style:name="T17" style:family="text">
      <style:text-properties officeooo:rsid="00385689" fo:background-color="#ffff00" loext:char-shading-value="0"/>
    </style:style>
    <style:style style:name="T18" style:family="text">
      <style:text-properties officeooo:rsid="002f107b"/>
    </style:style>
    <style:style style:name="T19" style:family="text">
      <style:text-properties officeooo:rsid="00300cf9"/>
    </style:style>
    <style:style style:name="T20" style:family="text">
      <style:text-properties officeooo:rsid="0033fad2"/>
    </style:style>
    <style:style style:name="T21" style:family="text">
      <style:text-properties fo:background-color="#81d41a" loext:char-shading-value="0"/>
    </style:style>
    <style:style style:name="T22" style:family="text">
      <style:text-properties fo:background-color="#81d41a" loext:char-shading-value="0"/>
    </style:style>
    <style:style style:name="T23" style:family="text">
      <style:text-properties officeooo:rsid="00385689"/>
    </style:style>
    <style:style style:name="T24" style:family="text">
      <style:text-properties officeooo:rsid="00396423"/>
    </style:style>
    <style:style style:name="T2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^[inicio] [^no viene]</text:p>
      <text:p text:style-name="P12">T=token</text:p>
      <text:p text:style-name="P12">R=reservado</text:p>
      <text:p text:style-name="P13">{posible conflicto}</text:p>
      <text:p text:style-name="P14">{Test jison}</text:p>
      <text:p text:style-name="P2"><text:span text:style-name="T3">T</text:span>Int<text:tab/><text:tab/>-?[0-9]+<text:tab/><text:tab/><text:tab/><text:span text:style-name="T6">12</text:span></text:p>
      <text:p text:style-name="P2"><text:span text:style-name="T3">TD</text:span>ouble<text:tab/><text:tab/>-?[0-9]*[\.][0-9]+<text:tab/><text:tab/>-<text:span text:style-name="T6">0.12</text:span></text:p>
      <text:p text:style-name="P2"><text:span text:style-name="T3">TC</text:span>har<text:tab/><text:tab/>\'[^\']?\'<text:tab/><text:tab/><text:tab/>‘<text:span text:style-name="T6">j’</text:span></text:p>
      <text:p text:style-name="P2"><text:span text:style-name="T3">TB</text:span>oolean<text:tab/><text:tab/><text:span text:style-name="T1">true,false {reservada}<text:tab/><text:tab/></text:span><text:span text:style-name="T6">true</text:span></text:p>
      <text:p text:style-name="P2"><text:span text:style-name="T3">TS</text:span>trin<text:span text:style-name="T2">g</text:span><text:tab/><text:tab/>\"[^\"]*\"<text:tab/><text:tab/><text:tab/>“ <text:s text:c="2"/>“</text:p>
      <text:p text:style-name="P3"><text:span text:style-name="T3">TI</text:span>d<text:tab/><text:tab/>[a-zA-Z0-9ñ][a-zA-Z0-9ñ_]*<text:tab/><text:span text:style-name="T6">hola_12</text:span><text:tab/></text:p>
      <text:p text:style-name="P4"><text:span text:style-name="T10">T</text:span><text:span text:style-name="T11">R</text:span><text:span text:style-name="T10">I</text:span><text:span text:style-name="T11">nt</text:span><text:tab/><text:tab/><text:span text:style-name="T4">int<text:tab/><text:tab/><text:tab/></text:span><text:span text:style-name="T6">int</text:span></text:p>
      <text:p text:style-name="P5">T<text:span text:style-name="T23">I</text:span>gual<text:tab/><text:tab/>=<text:tab/><text:tab/><text:tab/><text:span text:style-name="T6">=</text:span></text:p>
      <text:p text:style-name="P5">TPComa<text:tab/><text:tab/>;<text:tab/><text:tab/><text:tab/>;</text:p>
      <text:p text:style-name="P6">T<text:span text:style-name="T5">incremento <text:tab/><text:tab/>(\-\-)|(\+\+)<text:tab/><text:tab/><text:tab/></text:span><text:span text:style-name="T6">++</text:span></text:p>
      <text:p text:style-name="P7">TPor<text:tab/><text:tab/>*<text:tab/><text:tab/><text:tab/>*</text:p>
      <text:p text:style-name="P8">T<text:span text:style-name="T7">Op</text:span>Arimetica <text:tab/>\+|\-|\*|\/|\*\*|\%<text:tab/><text:tab/>%</text:p>
      <text:p text:style-name="P9"><text:span text:style-name="T22">TOpLogicos</text:span><text:tab/><text:tab/>==|!=|&lt;=|&lt;|&gt;=|&gt;|\|\||&amp;&amp;|\^|!<text:tab/><text:span text:style-name="T8">||</text:span></text:p>
      <text:p text:style-name="P10">T<text:span text:style-name="T23">C</text:span>oma<text:tab/><text:tab/>,<text:tab/><text:tab/><text:tab/>,</text:p>
      <text:p text:style-name="P11"><text:span text:style-name="T12">T</text:span><text:span text:style-name="T13">R</text:span><text:span text:style-name="T12">const</text:span><text:tab/><text:tab/>const<text:tab/><text:tab/><text:tab/>const</text:p>
      <text:p text:style-name="P15">T<text:span text:style-name="T23">P</text:span>arentesisA<text:tab/><text:span text:style-name="T18">(</text:span><text:tab/><text:tab/><text:tab/><text:span text:style-name="T18">(</text:span></text:p>
      <text:p text:style-name="P15">T<text:span text:style-name="T23">P</text:span>arentesisB<text:tab/><text:span text:style-name="T18">)</text:span><text:tab/><text:tab/><text:tab/><text:span text:style-name="T18">)</text:span></text:p>
      <text:p text:style-name="P16"><text:span text:style-name="T12">TR</text:span><text:span text:style-name="T17">I</text:span><text:span text:style-name="T12">f</text:span><text:tab/><text:tab/>if<text:tab/><text:tab/><text:tab/>if</text:p>
      <text:p text:style-name="P16"><text:span text:style-name="T12">T</text:span><text:span text:style-name="T16">R</text:span><text:span text:style-name="T17">E</text:span><text:span text:style-name="T15">lse</text:span><text:span text:style-name="T20"><text:tab/><text:tab/>else<text:tab/><text:tab/><text:tab/>else</text:span></text:p>
      <text:p text:style-name="P17">TcomentarioRaya<text:tab/>\/\/[^\n]*<text:tab/><text:tab/><text:tab/>//<text:span text:style-name="T24">holis</text:span></text:p>
      <text:p text:style-name="P18">TcomentarioPor<text:tab/>\/\*[^\*\/]*\*\/<text:tab/><text:tab/><text:span text:style-name="T25">*holis*</text:span></text:p>
      <text:p text:style-name="P17"/>
      <text:p text:style-name="P16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G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G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9T14:24:07.868000000</dc:date>
    <meta:editing-duration>PT1H27M11S</meta:editing-duration>
    <meta:editing-cycles>46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6" meta:word-count="74" meta:character-count="593" meta:non-whitespace-character-count="490"/>
  </office:meta>
</office:document-meta>
</file>